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P1" style:family="paragraph" style:parent-style-name="Standard">
      <style:text-properties style:font-name="Oswald" fo:font-size="17pt" style:font-name-asian="Oswald1" style:font-size-asian="17pt" style:font-name-complex="Oswald1" style:font-size-complex="17pt"/>
    </style:style>
    <style:style style:name="P2" style:family="paragraph" style:parent-style-name="Standard">
      <style:text-properties style:font-name="Oswald" fo:font-size="15pt" style:font-name-asian="Oswald1" style:font-size-asian="15pt" style:font-name-complex="Oswald1" style:font-size-complex="15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margin-top="0in" fo:margin-bottom="0.111in" loext:contextual-spacing="false" fo:line-height="108%" fo:text-indent="-0.25in" style:auto-text-indent="false"/>
    </style:style>
    <style:style style:name="P5" style:family="paragraph" style:parent-style-name="Standard" style:list-style-name="WWNum1">
      <style:paragraph-properties fo:margin-left="1in" fo:margin-right="0in" fo:margin-top="0in" fo:margin-bottom="0in" loext:contextual-spacing="false" fo:line-height="108%" fo:text-indent="-0.25in" style:auto-text-indent="false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8%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P9" style:family="paragraph" style:parent-style-name="Heading_20_3" style:list-style-name="WWNum1">
      <style:paragraph-properties fo:margin-left="0.5in" fo:margin-right="0in" fo:margin-top="0.1945in" fo:margin-bottom="0.0555in" loext:contextual-spacing="false" fo:line-height="108%" fo:text-indent="-0.25in" style:auto-text-indent="false"/>
    </style:style>
    <style:style style:name="P10" style:family="paragraph" style:parent-style-name="Heading_20_3" style:list-style-name="WWNum1">
      <style:paragraph-properties fo:margin-left="0.5in" fo:margin-right="0in" fo:margin-top="0.111in" fo:margin-bottom="0in" loext:contextual-spacing="false" fo:text-indent="-0.25in" style:auto-text-indent="false"/>
    </style:style>
    <style:style style:name="P11" style:family="paragraph" style:parent-style-name="Heading_20_3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Heading_20_3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T1" style:family="text">
      <style:text-properties style:font-name="Oswald" fo:font-size="23pt" style:font-name-asian="Oswald1" style:font-size-asian="23pt" style:font-name-complex="Oswald1" style:font-size-complex="23pt"/>
    </style:style>
    <style:style style:name="T2" style:family="text">
      <style:text-properties style:font-name="Oswald" fo:font-size="14pt" style:font-name-asian="Oswald1" style:font-size-asian="14pt" style:font-name-complex="Oswald1" style:font-size-complex="14pt"/>
    </style:style>
    <style:style style:name="T3" style:family="text">
      <style:text-properties style:font-name="Oswald" fo:font-size="15pt" style:font-name-asian="Oswald1" style:font-size-asian="15pt" style:font-name-complex="Oswald1" style:font-size-complex="15pt"/>
    </style:style>
    <style:style style:name="T4" style:family="text">
      <style:text-properties style:font-name="Oswald" fo:font-size="15pt" fo:font-style="italic" style:font-name-asian="Oswald1" style:font-size-asian="15pt" style:font-style-asian="italic" style:font-name-complex="Oswald1" style:font-size-complex="15pt"/>
    </style:style>
    <style:style style:name="T5" style:family="text">
      <style:text-properties style:font-name="Oswald" fo:font-size="17pt" style:font-name-asian="Oswald1" style:font-size-asian="17pt" style:font-name-complex="Oswald1" style:font-size-complex="17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0000" style:font-name="Oswald" fo:font-size="15pt" fo:font-style="italic" style:font-name-asian="Oswald1" style:font-size-asian="15pt" style:font-style-asian="italic" style:font-name-complex="Oswald1" style:font-size-complex="15pt"/>
    </style:style>
    <style:style style:name="T8" style:family="text">
      <style:text-properties fo:color="#ff0000" style:font-name="Oswald" fo:font-size="15pt" fo:font-style="italic" style:text-underline-style="solid" style:text-underline-width="auto" style:text-underline-color="font-color" style:font-name-asian="Oswald1" style:font-size-asian="15pt" style:font-style-asian="italic" style:font-name-complex="Oswald1" style:font-size-complex="15pt"/>
    </style:style>
    <style:style style:name="T9" style:family="text">
      <style:text-properties fo:color="#ff0000" style:font-name="Oswald" fo:font-size="15pt" style:font-name-asian="Oswald1" style:font-size-asian="15pt" style:font-name-complex="Oswald1" style:font-size-complex="15pt"/>
    </style:style>
    <style:style style:name="T10" style:family="text">
      <style:text-properties fo:color="#274e13" style:font-name="Oswald" fo:font-size="15pt" fo:font-style="italic" style:font-name-asian="Oswald1" style:font-size-asian="15pt" style:font-style-asian="italic" style:font-name-complex="Oswald1" style:font-size-complex="15pt"/>
    </style:style>
    <style:style style:name="T11" style:family="text">
      <style:text-properties fo:color="#274e13" style:font-name="Oswald" fo:font-size="15pt" style:font-name-asian="Oswald1" style:font-size-asian="15pt" style:font-name-complex="Oswald1" style:font-size-complex="15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00000" style:font-name="Oswald" style:font-name-asian="Oswald1" style:font-name-complex="Oswald1"/>
    </style:style>
    <style:style style:name="T14" style:family="text">
      <style:text-properties fo:color="#000000" style:font-name="Oswald" fo:font-size="15pt" style:font-name-asian="Oswald1" style:font-size-asian="15pt" style:font-name-complex="Oswald1" style:font-size-complex="15pt"/>
    </style:style>
    <style:style style:name="T15" style:family="text">
      <style:text-properties fo:color="#000000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666666" style:font-name="Oswald" fo:font-size="15pt" style:font-name-asian="Oswald1" style:font-size-asian="15pt" style:font-name-complex="Oswald1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Баг-репорт по Таск-трекеру</text:span></text:p>
      <text:p text:style-name="Standard"><text:span text:style-name="T2">Для начала проверим бек: у нас в ТЗ (27 урок) было запрошено следующее:</text:span></text:p>
      <text:list xml:id="list2845227769" text:style-name="WWNum1">
        <text:list-item>
          <text:p text:style-name="P3"><text:span text:style-name="T2">Добавление задачи: </text:span></text:p>
          <text:list>
            <text:list-item>
              <text:p text:style-name="P4"><text:span text:style-name="T3">Пользователь может добавить новую задачу, указав название и описание - </text:span><text:span text:style-name="T7">не работает</text:span><text:span text:style-name="T4"> </text:span><text:span text:style-name="T3">- у нас при создании задачи нужно указать юзера, при этом не реализована логика его добавления - </text:span><text:span text:style-name="T8">необходимо внести правки</text:span></text:p>
            </text:list-item>
            <text:list-item>
              <text:p text:style-name="P4"><text:span text:style-name="T3">Каждая задача должна иметь уникальный идентификатор. -</text:span><text:span text:style-name="T10"> реализовано</text:span></text:p>
            </text:list-item>
          </text:list>
        </text:list-item>
        <text:list-item>
          <text:p text:style-name="P3"><text:span text:style-name="T2">Просмотр задач: </text:span></text:p>
          <text:list>
            <text:list-item>
              <text:p text:style-name="P4"><text:span text:style-name="T3">Пользователь может просматривать список всех добавленных задач -</text:span><text:span text:style-name="T10"> реализовано</text:span></text:p>
            </text:list-item>
            <text:list-item>
              <text:p text:style-name="P4"><text:span text:style-name="T3">Для каждой задачи отображается название и описание -</text:span><text:span text:style-name="T10"> реализовано</text:span></text:p>
            </text:list-item>
          </text:list>
        </text:list-item>
      </text:list>
      <text:p text:style-name="P6"><text:span text:style-name="T11"><text:tab/><text:tab/></text:span><text:span text:style-name="T3">У нас также реализовано и получение задачи по id</text:span></text:p>
      <text:list xml:id="list70632949375142" text:continue-numbering="true" text:style-name="WWNum1">
        <text:list-item>
          <text:p text:style-name="P9"><text:bookmark text:name="_hajzehiexofw"/><text:span text:style-name="T13">Редактирование задачи:</text:span></text:p>
          <text:list>
            <text:list-item>
              <text:p text:style-name="P4"><text:span text:style-name="T3">Пользователь может изменить название или описание задачи - </text:span><text:span text:style-name="T7">не реализовано</text:span></text:p>
            </text:list-item>
          </text:list>
        </text:list-item>
        <text:list-item>
          <text:p text:style-name="P9"><text:bookmark text:name="_wrbbw5sn80at"/><text:span text:style-name="T13">Удаление задачи:</text:span></text:p>
          <text:list>
            <text:list-item>
              <text:p text:style-name="P5"><text:span text:style-name="T3">Пользователь может удалить задачу из списка - </text:span><text:span text:style-name="T10">реализовано</text:span></text:p>
            </text:list-item>
          </text:list>
        </text:list-item>
        <text:list-item>
          <text:p text:style-name="P10"><text:bookmark text:name="_f3h4s5q60f4k"/><text:span text:style-name="T13">Фильтрация задач:</text:span></text:p>
          <text:list>
            <text:list-item>
              <text:p text:style-name="P12"><text:bookmark text:name="_lyrsmjyz1w0p"/><text:span text:style-name="T14">Пользователь может фильтровать задачи по определенным критериям (например, по названию) - </text:span><text:span text:style-name="T7">не реализовано</text:span></text:p>
            </text:list-item>
          </text:list>
        </text:list-item>
        <text:list-item>
          <text:p text:style-name="P11"><text:bookmark text:name="_kgvy48ej08bi"/><text:span text:style-name="T13">Сортировка задач:</text:span></text:p>
          <text:list>
            <text:list-item>
              <text:p text:style-name="P12"><text:bookmark text:name="_6i1u5u0kydy"/><text:span text:style-name="T14"><text:s/>Пользователь может сортировать задачи по различным критериям (например, по дате добавления) - </text:span><text:span text:style-name="T7">не реализовано</text:span></text:p>
            </text:list-item>
          </text:list>
        </text:list-item>
        <text:list-item>
          <text:p text:style-name="P3"><text:span text:style-name="T2">Добавление случайной задачи - </text:span><text:span text:style-name="T10">реализовано для тестирования</text:span></text:p>
        </text:list-item>
        <text:list-item>
          <text:p text:style-name="P3"><text:span text:style-name="T2">Изменение статуса задачи - </text:span><text:span text:style-name="T10">реализовано, но нет в ТЗ</text:span></text:p>
        </text:list-item>
      </text:list>
      <text:p text:style-name="P7"><text:span text:style-name="T3">ЗАКЛЮЧЕНИЕ ПО ФУНКЦИОНАЛЬНЫМ ТРЕБОВАНИЯМ - </text:span><text:span text:style-name="T9">НЕРАБОЧИЙ ФУНКЦИОНАЛ ДОБАВЛЕНИЯ ЗАДАЧИ</text:span><text:span text:style-name="T3">. ВЕРДИКТ - </text:span><text:span text:style-name="T17">НЕОБХОДИМО ВНЕСТИ ПРАВКИ</text:span></text:p>
      <text:p text:style-name="P1"/>
      <text:p text:style-name="Standard"><text:span text:style-name="T5">Проведем анализ фронтенда<text:line-break/></text:span><text:span text:style-name="T2">Минималистичный дизайн, простой и понятный интерфейс - </text:span><text:span text:style-name="T7">не полностью реализовано </text:span><text:span text:style-name="T3">- пользователь не сможет просмотреть список задач, удалить или изменить статус задачи, не сможет отслеживать каждую отдельную задачу - реализован только интерфейс добавления (api для добавления не работает) - </text:span><text:span text:style-name="T9">ТРЕБУЕТСЯ ВНЕСТИ СРОЧНЫЕ ПРАВКИ</text:span></text:p>
      <text:p text:style-name="P2"/>
      <text:p text:style-name="Standard"><text:span text:style-name="T3">ОТЧЕТ ПО ПРОДУКТУ В ЦЕЛОМ: </text:span><text:span text:style-name="T17">ПРОДУКТ В КОНЕЧНОМ ВАРИАНТЕ </text:span><text:span text:style-name="T9">ПОЛНОСТЬЮ НЕ РАБОЧИЙ - ПРОДУКТ НЕ УДОВЛЕТВОРЯЕТ ТРЕБОВАНИЯМ ЗАКАЗЧИКА - ТРЕБУЕТСЯ ДОРАБОТКА!!!!!!!!!!!!!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swald" fo:font-family="Oswald" style:font-family-generic="roman" style:font-pitch="variable" fo:font-size="14pt" style:text-underline-style="none" fo:font-weight="normal" style:font-name-asian="Oswald1" style:font-family-asian="Oswald" style:font-family-generic-asian="system" style:font-pitch-asian="variable" style:font-weight-asian="normal" style:font-name-complex="Oswald1" style:font-family-complex="Oswald" style:font-family-generic-complex="system" style:font-pitch-complex="variable"/>
    </style:style>
    <style:style style:name="ListLabel_20_2" style:display-name="ListLabel 2" style:family="text">
      <style:text-properties style:font-name="Oswald" fo:font-family="Oswald" style:font-family-generic="roman" style:font-pitch="variable" fo:font-size="1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2" meta:word-count="253" meta:character-count="1773" meta:non-whitespace-character-count="1553"/>
    <meta:generator>LibreOfficeDev/6.0.5.2$Linux_X86_64 LibreOffice_project/</meta:generator>
  </office:meta>
</office:document-meta>
</file>